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4.3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>
      <style:text-properties fo:color="#00a933" fo:font-weight="bold" style:font-weight-asian="bold" style:font-weight-complex="bold"/>
    </style:style>
    <style:style style:name="ce3" style:family="table-cell" style:parent-style-name="Default" style:data-style-name="N132">
      <style:text-properties fo:color="#00a933" fo:font-weight="bold" style:font-weight-asian="bold" style:font-weight-complex="bold"/>
    </style:style>
    <style:style style:name="ce4" style:family="table-cell" style:parent-style-name="Default" style:data-style-name="N1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put voltage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LED voltage</text:p>
          </table:table-cell>
          <table:table-cell table:style-name="ce1" office:value-type="float" office:value="6.3" calcext:value-type="float">
            <text:p>6.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LED V drop</text:p>
          </table:table-cell>
          <table:table-cell table:style-name="ce1" office:value-type="float" office:value="3.2" calcext:value-type="float">
            <text:p>3.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LED current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D R nom</text:p>
          </table:table-cell>
          <table:table-cell table:style-name="ce2" table:formula="of:=([.B5]-[.B6])/[.B7]*1000" office:value-type="float" office:value="124" calcext:value-type="float">
            <text:p>124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LED curr IV</text:p>
          </table:table-cell>
          <table:table-cell table:style-name="ce3" table:formula="of:=([.B3]-[.B6])/[.B9]*1000" office:value-type="float" office:value="70.9677419354839" calcext:value-type="float">
            <text:p>71.0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uty Cycle 100</text:p>
          </table:table-cell>
          <table:table-cell table:style-name="ce3" table:formula="of:=([.B7]/[.B11])*100" office:value-type="float" office:value="35.2272727272727" calcext:value-type="float">
            <text:p>35.2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PWM Duty Int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PWM Frequency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WM Cycle</text:p>
          </table:table-cell>
          <table:table-cell table:style-name="ce2" table:formula="of:=(1/[.B19])*1000"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PWM Cycles</text:p>
          </table:table-cell>
          <table:table-cell table:style-name="ce2" table:formula="of:=([.B21]*1000/[.B18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PWM Usable Cycle</text:p>
          </table:table-cell>
          <table:table-cell table:style-name="ce3" table:formula="of:=[.B21]*[.B13]/100" office:value-type="float" office:value="1.76136363636364" calcext:value-type="float">
            <text:p>1.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PWM Usable Cycles</text:p>
          </table:table-cell>
          <table:table-cell table:style-name="ce4" table:formula="of:=([.B22]*[.B13]/100)" office:value-type="float" office:value="14.0909090909091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inimum Duty Cycle</text:p>
          </table:table-cell>
          <table:table-cell table:style-name="ce2" table:formula="of:=([.B18]/[.B21]/1000)*100" office:value-type="float" office:value="2.5" calcext:value-type="float">
            <text:p>2.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<text:a xlink:href="mailto:Arduino@16MHz" xlink:type="simple">Arduino@16MHz</text:a> Cycles</text:p>
          </table:table-cell>
          <table:table-cell table:style-name="ce2" table:formula="of:=[.B18]*16" office:value-type="float" office:value="2000" calcext:value-type="float">
            <text:p>2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07:29:41.936294921</meta:creation-date>
    <meta:generator>LibreOffice/6.1.4.2$Linux_X86_64 LibreOffice_project/10$Build-2</meta:generator>
    <dc:date>2019-01-02T15:40:17.115064171</dc:date>
    <meta:editing-duration>PT8H10M28S</meta:editing-duration>
    <meta:editing-cycles>22</meta:editing-cycles>
    <meta:document-statistic meta:table-count="1" meta:cell-count="42" meta:object-count="0"/>
  </office:meta>
</office:document-meta>
</file>